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1d4b1" officeooo:paragraph-rsid="0001d4b1"/>
    </style:style>
    <style:style style:name="P2" style:family="paragraph" style:parent-style-name="Standard">
      <style:paragraph-properties fo:line-height="100%"/>
      <style:text-properties officeooo:rsid="00035f48" officeooo:paragraph-rsid="00035f48"/>
    </style:style>
    <style:style style:name="P3" style:family="paragraph" style:parent-style-name="Standard">
      <style:paragraph-properties fo:line-height="100%"/>
      <style:text-properties officeooo:rsid="0006d4b7" officeooo:paragraph-rsid="0006d4b7"/>
    </style:style>
    <style:style style:name="P4" style:family="paragraph" style:parent-style-name="Standard">
      <style:paragraph-properties fo:line-height="100%"/>
      <style:text-properties officeooo:rsid="0006d4b7" officeooo:paragraph-rsid="0006d4b7" fo:background-color="#ffff99"/>
    </style:style>
    <style:style style:name="P5" style:family="paragraph" style:parent-style-name="Standard">
      <style:paragraph-properties fo:line-height="100%"/>
      <style:text-properties officeooo:rsid="0007562e" officeooo:paragraph-rsid="0007562e"/>
    </style:style>
    <style:style style:name="P6" style:family="paragraph" style:parent-style-name="Standard">
      <style:text-properties officeooo:rsid="000fc853" officeooo:paragraph-rsid="0007aeb3"/>
    </style:style>
    <style:style style:name="P7" style:family="paragraph" style:parent-style-name="Text_20_body">
      <style:paragraph-properties fo:line-height="100%" fo:text-align="start" style:justify-single-word="false"/>
      <style:text-properties officeooo:rsid="00035f48" officeooo:paragraph-rsid="00035f48"/>
    </style:style>
    <style:style style:name="P8" style:family="paragraph" style:parent-style-name="Text_20_body">
      <style:paragraph-properties fo:line-height="100%" fo:text-align="start" style:justify-single-word="false"/>
      <style:text-properties officeooo:rsid="0004e4e3" officeooo:paragraph-rsid="0004e4e3"/>
    </style:style>
    <style:style style:name="P9" style:family="paragraph" style:parent-style-name="Text_20_body">
      <style:paragraph-properties fo:line-height="100%" fo:text-align="center" style:justify-single-word="false"/>
      <style:text-properties officeooo:rsid="0004e4e3" officeooo:paragraph-rsid="0004e4e3"/>
    </style:style>
    <style:style style:name="P10" style:family="paragraph" style:parent-style-name="Text_20_body">
      <style:paragraph-properties fo:line-height="100%" fo:text-align="center" style:justify-single-word="false"/>
      <style:text-properties officeooo:rsid="0004e4e3" officeooo:paragraph-rsid="0004e4e3" fo:background-color="transparent"/>
    </style:style>
    <style:style style:name="P11" style:family="paragraph" style:parent-style-name="Text_20_body">
      <style:paragraph-properties fo:line-height="100%" fo:text-align="start" style:justify-single-word="false"/>
      <style:text-properties officeooo:rsid="0004e4e3" officeooo:paragraph-rsid="0004e4e3" fo:background-color="transparent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center" style:justify-single-word="false"/>
      <style:text-properties officeooo:paragraph-rsid="00035f48"/>
    </style:style>
    <style:style style:name="P14" style:family="paragraph" style:parent-style-name="Text_20_body">
      <style:paragraph-properties fo:line-height="100%" fo:text-align="center" style:justify-single-word="false"/>
      <style:text-properties officeooo:paragraph-rsid="0007aeb3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4pt" officeooo:paragraph-rsid="00035f48" style:font-size-asian="14pt" style:font-size-complex="14pt"/>
    </style:style>
    <style:style style:name="P16" style:family="paragraph" style:parent-style-name="Text_20_body">
      <style:paragraph-properties fo:line-height="100%" fo:text-align="start" style:justify-single-word="false"/>
      <style:text-properties fo:font-size="14pt" officeooo:rsid="0007aeb3" officeooo:paragraph-rsid="0007aeb3" style:font-size-asian="14pt" style:font-size-complex="14pt"/>
    </style:style>
    <style:style style:name="P17" style:family="paragraph" style:parent-style-name="Text_20_body">
      <style:paragraph-properties fo:line-height="100%" fo:text-align="center" style:justify-single-word="false"/>
      <style:text-properties fo:font-size="14pt" officeooo:rsid="0007aeb3" officeooo:paragraph-rsid="0007aeb3" style:font-size-asian="14pt" style:font-size-complex="14pt"/>
    </style:style>
    <style:style style:name="P18" style:family="paragraph" style:parent-style-name="Text_20_body">
      <style:paragraph-properties fo:margin-left="0.6cm" fo:margin-right="0cm" fo:margin-top="0cm" fo:margin-bottom="0.247cm" loext:contextual-spacing="false" fo:line-height="100%" fo:text-align="start" style:justify-single-word="false" fo:text-indent="0cm" style:auto-text-indent="false"/>
      <style:text-properties officeooo:rsid="0004e4e3" officeooo:paragraph-rsid="0004e4e3" fo:background-color="transparent"/>
    </style:style>
    <style:style style:name="P19" style:family="paragraph" style:parent-style-name="Text_20_body" style:master-page-name="">
      <style:paragraph-properties fo:margin-left="0.6cm" fo:margin-right="0cm" fo:margin-top="0cm" fo:margin-bottom="0.247cm" loext:contextual-spacing="false" fo:line-height="100%" fo:text-align="start" style:justify-single-word="false" fo:text-indent="0cm" style:auto-text-indent="false" style:page-number="auto"/>
      <style:text-properties officeooo:rsid="0004e4e3" officeooo:paragraph-rsid="0004e4e3" fo:background-color="transparent"/>
    </style:style>
    <style:style style:name="P20" style:family="paragraph" style:parent-style-name="Heading_20_1">
      <style:paragraph-properties fo:text-align="center" style:justify-single-word="false"/>
      <style:text-properties officeooo:paragraph-rsid="0007aeb3"/>
    </style:style>
    <style:style style:name="P21" style:family="paragraph" style:parent-style-name="Heading_20_1">
      <style:paragraph-properties fo:line-height="100%" fo:text-align="center" style:justify-single-word="false"/>
      <style:text-properties officeooo:rsid="0001d4b1" officeooo:paragraph-rsid="0006d4b7"/>
    </style:style>
    <style:style style:name="P22" style:family="paragraph" style:parent-style-name="Heading_20_1">
      <style:paragraph-properties fo:line-height="100%" fo:text-align="center" style:justify-single-word="false"/>
      <style:text-properties officeooo:rsid="0001d4b1" officeooo:paragraph-rsid="0007562e"/>
    </style:style>
    <style:style style:name="P23" style:family="paragraph" style:parent-style-name="Heading_20_1">
      <style:paragraph-properties fo:line-height="100%" fo:text-align="center" style:justify-single-word="false"/>
    </style:style>
    <style:style style:name="P24" style:family="paragraph" style:parent-style-name="Heading_20_1">
      <style:paragraph-properties fo:line-height="100%" fo:text-align="center" style:justify-single-word="false"/>
      <style:text-properties officeooo:paragraph-rsid="00035f48"/>
    </style:style>
    <style:style style:name="P25" style:family="paragraph" style:parent-style-name="Heading_20_1">
      <style:paragraph-properties fo:line-height="100%" fo:text-align="center" style:justify-single-word="false"/>
      <style:text-properties officeooo:paragraph-rsid="0004e4e3"/>
    </style:style>
    <style:style style:name="P26" style:family="paragraph" style:parent-style-name="Heading_20_1">
      <style:paragraph-properties fo:line-height="100%" fo:text-align="center" style:justify-single-word="false"/>
      <style:text-properties officeooo:paragraph-rsid="0007aeb3"/>
    </style:style>
    <style:style style:name="P27" style:family="paragraph" style:parent-style-name="Heading_20_1">
      <style:paragraph-properties fo:line-height="100%" fo:text-align="center" style:justify-single-word="false"/>
      <style:text-properties fo:font-size="14pt" officeooo:paragraph-rsid="00035f48" style:font-size-asian="14pt" style:font-size-complex="14pt"/>
    </style:style>
    <style:style style:name="T1" style:family="text">
      <style:text-properties officeooo:rsid="0001d4b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4e4e3"/>
    </style:style>
    <style:style style:name="T4" style:family="text">
      <style:text-properties fo:background-color="#00ffff" loext:char-shading-value="0"/>
    </style:style>
    <style:style style:name="T5" style:family="text">
      <style:text-properties fo:background-color="#ff9900" loext:char-shading-value="0"/>
    </style:style>
    <style:style style:name="T6" style:family="text">
      <style:text-properties fo:background-color="#66ffff" loext:char-shading-value="0"/>
    </style:style>
    <style:style style:name="T7" style:family="text">
      <style:text-properties officeooo:rsid="0006d4b7"/>
    </style:style>
    <style:style style:name="T8" style:family="text">
      <style:text-properties officeooo:rsid="0007562e"/>
    </style:style>
    <style:style style:name="T9" style:family="text">
      <style:text-properties fo:background-color="#ffcc00" loext:char-shading-value="0"/>
    </style:style>
    <style:style style:name="T10" style:family="text">
      <style:text-properties fo:background-color="#00ff66" loext:char-shading-value="0"/>
    </style:style>
    <style:style style:name="T11" style:family="text">
      <style:text-properties fo:background-color="#00ccff" loext:char-shading-value="0"/>
    </style:style>
    <style:style style:name="T12" style:family="text">
      <style:text-properties officeooo:rsid="0007ae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12">CREAR LA TABLA QUE CONTENDRA LOS DATOS SECUNDARIOS</text:span> </text:h>
      <text:p text:style-name="P6"/>
      <text:p text:style-name="P6">CREATE TABLE `<text:span text:style-name="T11">historiaGinecostetrica</text:span>` (</text:p>
      <text:p text:style-name="P6"><text:s text:c="2"/>`hgnid` int(11) NOT NULL AUTO_INCREMENT,</text:p>
      <text:p text:style-name="P6"><text:s text:c="2"/>`hgnpacid` int(11) DEFAULT NULL COMMENT 'ppacid\npahden\npahval\npahhest\npahreg\n',</text:p>
      <text:p text:style-name="P6"><text:s text:c="2"/>`hgnden` varchar(140) DEFAULT NULL,</text:p>
      <text:p text:style-name="P6"><text:s text:c="2"/>`hgnval` varchar(140) DEFAULT NULL,</text:p>
      <text:p text:style-name="P6"><text:s text:c="2"/>`hgnest` varchar(1) DEFAULT NULL,</text:p>
      <text:p text:style-name="P6"><text:s text:c="2"/>`hgnreg` varchar(20) DEFAULT NULL,</text:p>
      <text:p text:style-name="P6"><text:s text:c="2"/>`hgnusu` int(11) DEFAULT NULL,</text:p>
      <text:p text:style-name="P6"><text:s text:c="2"/>PRIMARY KEY (`hgnid`)</text:p>
      <text:p text:style-name="P6">) ENGINE=InnoDB AUTO_INCREMENT=108 DEFAULT CHARSET=latin1;</text:p>
      <text:p text:style-name="P6"/>
      <text:h text:style-name="P26" text:outline-level="1">ADICIONAR ESTRUCTURA <text:span text:style-name="T12">GETTER SETTER </text:span></text:h>
      <text:h text:style-name="P26" text:outline-level="1"><text:span text:style-name="T12">DECLARACIONES EN EL ARCHIVO MODELO DEL MODULO</text:span></text:h>
      <text:p text:style-name="P14"/>
      <text:p text:style-name="P15"/>
      <text:p text:style-name="P16"><text:s/>public $exfmsls;</text:p>
      <text:p text:style-name="P17"/>
      <text:p text:style-name="P16"><text:s/>public function set_ginmenarquia($x, $w = 0) { </text:p>
      <text:p text:style-name="P16"><text:s text:c="7"/>$nombre = 'ginmenarquia'; <text:s/></text:p>
      <text:p text:style-name="P16"><text:s text:c="6"/>$x = $this-&gt;_fix_type($nombre, $x);</text:p>
      <text:p text:style-name="P16"><text:s text:c="6"/>$this-&gt;ginmenarquia = $x; </text:p>
      <text:p text:style-name="P16"><text:s text:c="7"/>if ($w &gt; 0) {</text:p>
      <text:p text:style-name="P16"><text:s text:c="10"/>$this-&gt;campo_where[] = $nombre; </text:p>
      <text:p text:style-name="P16"><text:s text:c="10"/>$this-&gt;value_where[] = $x; </text:p>
      <text:p text:style-name="P16"><text:s text:c="6"/>} else { </text:p>
      <text:p text:style-name="P16"><text:s text:c="9"/>$this-&gt;campo[] = $nombre; </text:p>
      <text:p text:style-name="P16"><text:s text:c="9"/>$this-&gt;value[] = $x; </text:p>
      <text:p text:style-name="P16"><text:s text:c="6"/>} </text:p>
      <text:p text:style-name="P16"><text:s text:c="2"/>} </text:p>
      <text:p text:style-name="P16"><text:s/></text:p>
      <text:p text:style-name="P16"><text:s/>public function get_ginmenarquia() { </text:p>
      <text:p text:style-name="P16"><text:s/>return $this-&gt;ginmenarquia; </text:p>
      <text:p text:style-name="P16"><text:s/>} </text:p>
      <text:h text:style-name="P27" text:outline-level="1"/>
      <text:h text:style-name="P24" text:outline-level="1"/>
      <text:h text:style-name="P24" text:outline-level="1">ADICIONAR ESTRUCTURA JSON DEL LOS DATOS EN EL </text:h>
      <text:h text:style-name="P24" text:outline-level="1">ARCHIVO JSON PRINCIPAL DEL MODULO </text:h>
      <text:p text:style-name="P2"/>
      <text:p text:style-name="P2">Ejemplo </text:p>
      <text:p text:style-name="P2"/>
      <text:p text:style-name="P2"><text:tab/>{</text:p>
      <text:p text:style-name="P2"><text:s text:c="14"/>"campo": "exfmamas",</text:p>
      <text:p text:style-name="P2"><text:s text:c="14"/>"label": "exfmamas",</text:p>
      <text:p text:style-name="P2"><text:s text:c="14"/>"secondary": "true",</text:p>
      <text:p text:style-name="P2"><text:s text:c="14"/>"secondary_table": "historiaExamenFisico",</text:p>
      <text:p text:style-name="P2"><text:s text:c="14"/>"size": "12",</text:p>
      <text:p text:style-name="P2"><text:s text:c="14"/>"type": "varchar(140)",</text:p>
      <text:p text:style-name="P2"><text:s text:c="14"/>"key": "",</text:p>
      <text:p text:style-name="P2"><text:s text:c="14"/>"default": "",</text:p>
      <text:p text:style-name="P2"><text:s text:c="14"/>"fijo": "false",</text:p>
      <text:p text:style-name="P2"><text:s text:c="14"/>"data": "",</text:p>
      <text:p text:style-name="P2"><text:s text:c="14"/>"password": "false",</text:p>
      <text:p text:style-name="P2"><text:s text:c="14"/>"correlativo": "false",</text:p>
      <text:p text:style-name="P2"><text:s text:c="14"/>"input_type": "text",</text:p>
      <text:p text:style-name="P2"><text:s text:c="14"/>"input_class": ""</text:p>
      <text:p text:style-name="P2"><text:s text:c="12"/>}</text:p>
      <text:p text:style-name="P2"/>
      <text:h text:style-name="P24" text:outline-level="1"><text:span text:style-name="T1">ADICIONAR ESTRUCTURA JSON DEL </text:span></text:h>
      <text:h text:style-name="P24" text:outline-level="1"><text:span text:style-name="T1">LOS DATOS COMO SERA VISUALIZADOS EN EL FORMULARIO</text:span></text:h>
      <text:p text:style-name="P13"/>
      <text:p text:style-name="P7"><text:s text:c="2"/>{</text:p>
      <text:p text:style-name="P7"><text:s text:c="8"/>"campo": "exft",</text:p>
      <text:p text:style-name="P7"><text:s text:c="8"/>"groupid": "element-exft",</text:p>
      <text:p text:style-name="P7"><text:s text:c="8"/>"id": "element-form-exft",</text:p>
      <text:p text:style-name="P7"><text:s text:c="8"/>"label": "T",</text:p>
      <text:p text:style-name="P7"><text:s text:c="8"/>"size": "2",</text:p>
      <text:p text:style-name="P7"><text:s text:c="8"/>"type": "text",</text:p>
      <text:p text:style-name="P7"><text:s text:c="8"/>"class": "",</text:p>
      <text:p text:style-name="P7"><text:s text:c="8"/>"style": "",</text:p>
      <text:p text:style-name="P7"><text:s text:c="8"/>"externo": "",</text:p>
      <text:p text:style-name="P7"><text:s text:c="8"/>"class_modal_row": "secondary_row",</text:p>
      <text:p text:style-name="P7"><text:s text:c="8"/>"style_modal_row": "display:none",</text:p>
      <text:p text:style-name="P7"><text:s text:c="8"/>"placeholder": "",</text:p>
      <text:p text:style-name="P7"><text:s text:c="8"/>"maxlength": "",</text:p>
      <text:p text:style-name="P7"><text:s text:c="8"/>"maxfilesize": ""</text:p>
      <text:p text:style-name="P7"><text:s text:c="6"/>}</text:p>
      <text:p text:style-name="P7"/>
      <text:p text:style-name="P8"/>
      <text:h text:style-name="P23" text:outline-level="1">UNA <text:span text:style-name="T2">FUNCION GENERAL</text:span> MUESTRA LOS CAMPOS DEL FORMULARIO GENERAL <text:s/><text:span text:style-name="T3"><text:s/></text:span></text:h>
      <text:p text:style-name="P12"/>
      <text:p text:style-name="P8"><text:s text:c="2"/><text:span text:style-name="T2">function ver_general(){</text:span></text:p>
      <text:p text:style-name="P8"><text:s text:c="4"/><text:span text:style-name="T4">check_formPaciente();</text:span></text:p>
      <text:p text:style-name="P8"><text:s text:c="4"/><text:span text:style-name="T5">$(".element-formPaciente").fadeIn();</text:span></text:p>
      <text:p text:style-name="P8"><text:s text:c="4"/>$("#element-pacapr").css('display','none');</text:p>
      <text:p text:style-name="P8"><text:s text:c="4"/>$("#element-pacago").css('display','none');</text:p>
      <text:p text:style-name="P8"><text:s text:c="4"/>$("#element-pacafo").css('display','none');</text:p>
      <text:p text:style-name="P8"><text:s text:c="4"/>$("#element-pacafh").css('display','none');</text:p>
      <text:p text:style-name="P8"><text:s text:c="4"/>$("#element-pacafp").css('display','none');</text:p>
      <text:p text:style-name="P8"><text:s text:c="4"/>$("#element-pacafm").css('display','none');</text:p>
      <text:p text:style-name="P8"><text:s text:c="4"/>$("#element-pacanp").css('display','none');</text:p>
      <text:p text:style-name="P8"><text:s text:c="4"/>$("#element-pacapp").css('display','none');</text:p>
      <text:p text:style-name="P8"><text:s text:c="4"/>$("#element-pacfamiliar").css('display','none');</text:p>
      <text:p text:style-name="P8"><text:s text:c="4"/>$("#element-pacenfermedad").css('display','none');</text:p>
      <text:p text:style-name="P8"><text:s text:c="4"/>$("#element-pactipoantecedente").css('display','none');</text:p>
      <text:p text:style-name="P8"><text:s text:c="4"/>$("#element-pacenfermedadpersonal").css('display','none');</text:p>
      <text:p text:style-name="P8"><text:s text:c="4"/>$("#element-pacenfermedadcode").css('display','none');</text:p>
      <text:p text:style-name="P8"><text:s text:c="4"/>$("#element-pacenfermedadpersonalcode").css('display','none');</text:p>
      <text:p text:style-name="P8"/>
      <text:p text:style-name="P8"><text:s text:c="4"/>/* SECONDARY */</text:p>
      <text:p text:style-name="P8"><text:s/>$("#element-ginmenarquia").css('display','none'); </text:p>
      <text:p text:style-name="P8"><text:s/>$("#element-gincm").css('display','none'); </text:p>
      <text:p text:style-name="P8"><text:s/>$("#element-gintipo").css('display','none'); </text:p>
      <text:p text:style-name="P8"><text:s/>$("#element-ginprs").css('display','none'); </text:p>
      <text:p text:style-name="P8"><text:s/>$("#element-ginnps").css('display','none'); </text:p>
      <text:p text:style-name="P8"><text:s/>$("#element-ginusoaco").css('display','none'); </text:p>
      <text:p text:style-name="P8"><text:s/>$("#element-gintipoaco").css('display','none'); </text:p>
      <text:p text:style-name="P8"><text:s/>$("#element-ginultimacitologia").css('display','none'); </text:p>
      <text:p text:style-name="P8"><text:s/>$("#element-gingestas").css('display','none'); </text:p>
      <text:p text:style-name="P8"><text:s/>$("#element-ginparas").css('display','none'); </text:p>
      <text:p text:style-name="P8"><text:s/>$("#element-gincesareas").css('display','none'); </text:p>
      <text:p text:style-name="P8"><text:s/>$("#element-ginabortos").css('display','none'); </text:p>
      <text:p text:style-name="P8"><text:s/>$("#element-ginectopicos").css('display','none'); </text:p>
      <text:p text:style-name="P8"><text:s/>$("#element-gineqx").css('display','none'); </text:p>
      <text:p text:style-name="P8"><text:s/>$("#element-gincomplicaciones").css('display','none'); </text:p>
      <text:p text:style-name="P8"><text:s/>$("#element-ginfur").css('display','none'); </text:p>
      <text:p text:style-name="P8"><text:s/>$("#element-gingruposanguineo").css('display','none'); </text:p>
      <text:p text:style-name="P8"><text:s/>$("#element-ginmenopausia").css('display','none'); </text:p>
      <text:p text:style-name="P8"><text:s/>$("#element-ginedadgestacional").css('display','none'); </text:p>
      <text:p text:style-name="P8"><text:s/>$("#element-ginaglutininas").css('display','none'); </text:p>
      <text:p text:style-name="P8"><text:s/>$("#element-ginrhogam").css('display','none'); </text:p>
      <text:p text:style-name="P8"><text:s/>$("#element-exfpeso").css('display','none'); </text:p>
      <text:p text:style-name="P8"><text:s/>$("#element-exftalla").css('display','none'); </text:p>
      <text:p text:style-name="P8"><text:s/>$("#element-exfimc").css('display','none'); </text:p>
      <text:p text:style-name="P8"><text:s/>$("#element-exfta").css('display','none'); </text:p>
      <text:p text:style-name="P8"><text:s/>$("#element-exfpulso").css('display','none'); </text:p>
      <text:p text:style-name="P8"><text:s/>$("#element-exffr").css('display','none'); </text:p>
      <text:p text:style-name="P8"><text:s/>$("#element-exft").css('display','none'); </text:p>
      <text:p text:style-name="P8"><text:s/>$("#element-exfgeneral").css('display','none'); </text:p>
      <text:p text:style-name="P8"><text:s/>$("#element-exftiroides").css('display','none'); </text:p>
      <text:p text:style-name="P8"><text:s/>$("#element-exfmamas").css('display','none'); </text:p>
      <text:p text:style-name="P8"><text:s/>$("#element-exfabdomen").css('display','none'); </text:p>
      <text:p text:style-name="P8"><text:s/>$("#element-exfgenitalesexternos").css('display','none'); </text:p>
      <text:p text:style-name="P8"><text:s/>$("#element-exfgenitalesinternos").css('display','none'); </text:p>
      <text:p text:style-name="P8"><text:s/>$("#element-exfmsls").css('display','none'); </text:p>
      <text:p text:style-name="P8"><text:s text:c="2"/>}</text:p>
      <text:h text:style-name="P25" text:outline-level="1"><text:span text:style-name="T3">LA FUNCION CHECK_FORMXXXX</text:span></text:h>
      <text:p text:style-name="P9">SE ENCARGA DE VERIFICAR <text:s/>QUE MUESTRE SI CORRECTAMENTE LOS CAMPOS ESTAN <text:s/>LLENOS </text:p>
      <text:p text:style-name="P9">Y MONTA UN ICONO DE ALERTA </text:p>
      <text:p text:style-name="P10"/>
      <text:p text:style-name="P11"><text:s text:c="2"/><text:span text:style-name="T6">function check_formPaciente(){</text:span></text:p>
      <text:p text:style-name="P11"/>
      <text:p text:style-name="P11"><text:s text:c="4"/>$("#submit_form_antper span").remove();</text:p>
      <text:p text:style-name="P11"><text:s text:c="4"/>$("#submit_form_antfam span").remove();</text:p>
      <text:p text:style-name="P11"><text:s text:c="4"/>$("#submit_form_general span").remove();</text:p>
      <text:p text:style-name="P11"/>
      <text:p text:style-name="P11"/>
      <text:p text:style-name="P11"><text:s text:c="4"/>if($("#element-form-pacafm").val()==""){</text:p>
      <text:p text:style-name="P11"><text:s text:c="6"/><text:tab/><text:tab/>$("#submit_form_antfam").append("&lt;span style='color:white' class=\"badge badge-warning\"&gt;&lt;i class='fa <text:s/>fa-exclamation-triangle'&gt;&lt;/i&gt;&lt;/span&gt;");</text:p>
      <text:p text:style-name="P11"><text:s text:c="4"/>}else{</text:p>
      <text:p text:style-name="P11"><text:s text:c="5"/><text:tab/><text:tab/> $("#submit_form_antfam").append("&lt;span style='color:white' class=\"badge badge-success\"&gt;&lt;i class='fa fa-check'&gt;&lt;/i&gt;&lt;/span&gt;");</text:p>
      <text:p text:style-name="P11"><text:s text:c="4"/>}</text:p>
      <text:p text:style-name="P11"/>
      <text:p text:style-name="P11"><text:s text:c="4"/>if($("#element-form-pacapp").val()==""){</text:p>
      <text:p text:style-name="P11"><text:s text:c="6"/><text:tab/><text:tab/>$("#submit_form_antper").append("&lt;span style='color:white' class=\"badge badge-warning\"&gt;&lt;i class='fa <text:s/>fa-exclamation-triangle'&gt;&lt;/i&gt;&lt;/span&gt;");</text:p>
      <text:p text:style-name="P11"><text:s text:c="4"/>}else{</text:p>
      <text:p text:style-name="P11"><text:s text:c="6"/><text:tab/><text:tab/>$("#submit_form_antper").append("&lt;span style='color:white' class=\"badge badge-success\"&gt;&lt;i class='fa fa-check'&gt;&lt;/i&gt;&lt;/span&gt;");</text:p>
      <text:p text:style-name="P11"><text:s text:c="4"/>}</text:p>
      <text:p text:style-name="P11"/>
      <text:p text:style-name="P19"><text:s text:c="4"/>if ( ($("#element-form-paccod").val()=="") || ($("#element-form-pacfnm").val()=="") || ($("#element-form-paclnm").val()=="") || ($("#element-form-pacnac").val()=="") || ($("#pacgps").val()=="") || ($("#element-form-pacale").val()=="") || ($("#element-form-pactlf").val()=="") <text:s/>) <text:s text:c="4"/>{</text:p>
      <text:p text:style-name="P18"><text:s text:c="6"/><text:tab/><text:tab/>$("#submit_form_general").append("&lt;span style='color:white' class=\"badge badge-warning\"&gt;&lt;i class='fa <text:s/>fa-exclamation-triangle'&gt;&lt;/i&gt;&lt;/span&gt;");</text:p>
      <text:p text:style-name="P18"><text:s text:c="4"/>}else{</text:p>
      <text:p text:style-name="P18"><text:s text:c="6"/><text:tab/><text:tab/>$("#submit_form_general").append("&lt;span style='color:white' class=\"badge badge-success\"&gt;&lt;i class='fa fa-check'&gt;&lt;/i&gt;&lt;/span&gt;");</text:p>
      <text:p text:style-name="P18"><text:s text:c="4"/>}</text:p>
      <text:p text:style-name="P11"/>
      <text:p text:style-name="P11"><text:s text:c="2"/>}</text:p>
      <text:h text:style-name="P23" text:outline-level="1">CREAR LA PESTAÑA EN EL FORMULARIO </text:h>
      <text:p text:style-name="P1"/>
      <text:p text:style-name="P1">{</text:p>
      <text:p text:style-name="P1"><text:s text:c="4"/>"name": "mio",</text:p>
      <text:p text:style-name="P1"><text:s text:c="4"/>"id": "submit_form_antper",</text:p>
      <text:p text:style-name="P1"><text:s text:c="4"/>"value": "Hablame",</text:p>
      <text:p text:style-name="P1"><text:s text:c="4"/>"color": "success botones_modal",</text:p>
      <text:p text:style-name="P1"><text:s text:c="4"/>"class":" botones_modal",</text:p>
      <text:p text:style-name="P1"><text:s text:c="4"/>"title": " Ginescotetrico",</text:p>
      <text:p text:style-name="P1"><text:s text:c="4"/>"style": "margin-left:5px",</text:p>
      <text:p text:style-name="P1"><text:s text:c="4"/>"onclick": "<text:span text:style-name="T10">ver_examenfisico()</text:span>", [ funcion que esta descrita en la vista ]</text:p>
      <text:p text:style-name="P1"><text:s text:c="4"/>"data-dismiss": ""</text:p>
      <text:p text:style-name="P1">}</text:p>
      <text:p text:style-name="P1"/>
      <text:h text:style-name="P21" text:outline-level="1"><text:span text:style-name="T7">LA FUNCION QUE HABILITA LOS CAMPOS </text:span><text:s/><text:span text:style-name="T8">VISIBLES CUANDO LE DAS A LA PESTAÑA </text:span></text:h>
      <text:p text:style-name="P1"/>
      <text:p text:style-name="P4"><text:span text:style-name="T10">function ver_examenfisico()</text:span>{</text:p>
      <text:p text:style-name="P3"><text:s/>ocultarformPaciente(); </text:p>
      <text:p text:style-name="P3"/>
      <text:p text:style-name="P3"><text:s/>$("#element-exfpeso").fadeIn(); </text:p>
      <text:p text:style-name="P3"><text:s/>$("#element-exftalla").fadeIn(); </text:p>
      <text:p text:style-name="P3"><text:s/>$("#element-exfimc").fadeIn(); </text:p>
      <text:p text:style-name="P3"><text:s/>$("#element-exfta").fadeIn(); </text:p>
      <text:p text:style-name="P3"><text:s/>$("#element-exfpulso").fadeIn(); </text:p>
      <text:p text:style-name="P3"><text:s/>$("#element-exffr").fadeIn(); </text:p>
      <text:p text:style-name="P3"><text:s/>$("#element-exft").fadeIn(); </text:p>
      <text:p text:style-name="P3"><text:s/>$("#element-exfgeneral").fadeIn(); </text:p>
      <text:p text:style-name="P3"><text:s/>$("#element-exftiroides").fadeIn(); </text:p>
      <text:p text:style-name="P3"><text:s/>$("#element-exfmamas").fadeIn(); </text:p>
      <text:p text:style-name="P3"><text:s/>$("#element-exfabdomen").fadeIn(); </text:p>
      <text:p text:style-name="P3"><text:s/>$("#element-exfgenitalesexternos").fadeIn(); </text:p>
      <text:p text:style-name="P3"><text:s/>$("#element-exfgenitalesinternos").fadeIn(); </text:p>
      <text:p text:style-name="P3"><text:s/>$("#element-exfmsls").fadeIn(); </text:p>
      <text:p text:style-name="P3"/>
      <text:p text:style-name="P3"/>
      <text:p text:style-name="P3"/>
      <text:p text:style-name="P3">}</text:p>
      <text:p text:style-name="P3"/>
      <text:p text:style-name="P3"/>
      <text:h text:style-name="P22" text:outline-level="1"><text:span text:style-name="T7">LA FUNCION QUE OCULTA TODOS LOS CAMPOS </text:span><text:s/><text:span text:style-name="T8"><text:s/>CUANDO LE DAS A LA PESTAÑA</text:span></text:h>
      <text:p text:style-name="P3"/>
      <text:p text:style-name="P3"/>
      <text:p text:style-name="P5"><text:s text:c="2"/>function <text:span text:style-name="T9">ocultarformPaciente</text:span>(){</text:p>
      <text:p text:style-name="P5"><text:s text:c="4"/>check_formPaciente();</text:p>
      <text:p text:style-name="P5"><text:s text:c="4"/>$(".element-formPaciente").fadeOut();</text:p>
      <text:p text:style-name="P5"><text:s text:c="4"/>$("#element-gimenarquia").css('display','none');</text:p>
      <text:p text:style-name="P5">$("#element-ginmenarquia").css('display','none'); </text:p>
      <text:p text:style-name="P5"><text:s/>$("#element-gincm").css('display','none'); </text:p>
      <text:p text:style-name="P5"><text:s/>$("#element-gintipo").css('display','none'); </text:p>
      <text:p text:style-name="P5"><text:s/>$("#element-ginprs").css('display','none'); </text:p>
      <text:p text:style-name="P5"><text:s/>$("#element-ginnps").css('display','none'); </text:p>
      <text:p text:style-name="P5"><text:s/>$("#element-ginusoaco").css('display','none'); </text:p>
      <text:p text:style-name="P5"><text:s/>$("#element-gintipoaco").css('display','none'); </text:p>
      <text:p text:style-name="P5"><text:s/>$("#element-ginultimacitologia").css('display','none'); </text:p>
      <text:p text:style-name="P5"><text:s/>$("#element-gingestas").css('display','none'); </text:p>
      <text:p text:style-name="P5"><text:s/>$("#element-ginparas").css('display','none'); </text:p>
      <text:p text:style-name="P5"><text:s/>$("#element-gincesareas").css('display','none'); </text:p>
      <text:p text:style-name="P5"><text:s/>$("#element-ginabortos").css('display','none'); </text:p>
      <text:p text:style-name="P5"><text:s/>$("#element-ginectopicos").css('display','none'); </text:p>
      <text:p text:style-name="P5"><text:s/>$("#element-gineqx").css('display','none'); </text:p>
      <text:p text:style-name="P5"><text:s/>$("#element-gincomplicaciones").css('display','none'); </text:p>
      <text:p text:style-name="P5"><text:s/>$("#element-ginfur").css('display','none'); </text:p>
      <text:p text:style-name="P5"><text:s/>$("#element-gingruposanguineo").css('display','none'); </text:p>
      <text:p text:style-name="P5"><text:s/>$("#element-ginmenopausia").css('display','none'); </text:p>
      <text:p text:style-name="P5"><text:s/>$("#element-ginedadgestacional").css('display','none'); </text:p>
      <text:p text:style-name="P5"><text:s/>$("#element-ginaglutininas").css('display','none'); </text:p>
      <text:p text:style-name="P5"><text:s/>$("#element-ginrhogam").css('display','none'); </text:p>
      <text:p text:style-name="P5"><text:s/>$("#element-exfpeso").css('display','none'); </text:p>
      <text:p text:style-name="P5"><text:s/>$("#element-exftalla").css('display','none'); </text:p>
      <text:p text:style-name="P5"><text:s/>$("#element-exfimc").css('display','none'); </text:p>
      <text:p text:style-name="P5"><text:s/>$("#element-exfta").css('display','none'); </text:p>
      <text:p text:style-name="P5"><text:s/>$("#element-exfpulso").css('display','none'); </text:p>
      <text:p text:style-name="P5"><text:s/>$("#element-exffr").css('display','none'); </text:p>
      <text:p text:style-name="P5"><text:s/>$("#element-exft").css('display','none'); </text:p>
      <text:p text:style-name="P5"><text:s/>$("#element-exfgeneral").css('display','none'); </text:p>
      <text:p text:style-name="P5"><text:s/>$("#element-exftiroides").css('display','none'); </text:p>
      <text:p text:style-name="P5"><text:s/>$("#element-exfmamas").css('display','none'); </text:p>
      <text:p text:style-name="P5"><text:s/>$("#element-exfabdomen").css('display','none'); </text:p>
      <text:p text:style-name="P5"><text:s/>$("#element-exfgenitalesexternos").css('display','none'); </text:p>
      <text:p text:style-name="P5"><text:s/>$("#element-exfgenitalesinternos").css('display','none'); </text:p>
      <text:p text:style-name="P5"><text:s/>$("#element-exfmsls").css('display','none'); </text:p>
      <text:p text:style-name="P5"><text:s text:c="2"/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agora </meta:initial-creator>
    <meta:creation-date>2017-02-05T17:12:56.576638786</meta:creation-date>
    <dc:date>2017-02-05T21:26:18.088509127</dc:date>
    <dc:creator>pitagora </dc:creator>
    <meta:editing-duration>PT2H56M50S</meta:editing-duration>
    <meta:editing-cycles>1</meta:editing-cycles>
    <meta:document-statistic meta:table-count="0" meta:image-count="0" meta:object-count="0" meta:page-count="1" meta:paragraph-count="216" meta:word-count="475" meta:character-count="9108" meta:non-whitespace-character-count="7986"/>
    <meta:generator>LibreOffice/4.3.3.2$Linux_X86_64 LibreOffice_project/430m0$Build-2</meta:generator>
  </office:meta>
</office:document-meta>
</file>